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177c" officeooo:paragraph-rsid="001417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486c" officeooo:paragraph-rsid="0012486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8fd4" officeooo:paragraph-rsid="00178fd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cad9" officeooo:paragraph-rsid="0019cad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e3e9" officeooo:paragraph-rsid="001be3e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dffff" officeooo:paragraph-rsid="001dfff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e9898" officeooo:paragraph-rsid="001e98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f6701" officeooo:paragraph-rsid="001f670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f92a0" officeooo:paragraph-rsid="001f92a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38feb" officeooo:paragraph-rsid="00238fe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8cc74" officeooo:paragraph-rsid="0028cc7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f2e94" officeooo:paragraph-rsid="002f2e9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3625a5" officeooo:paragraph-rsid="003625a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ca96f" officeooo:paragraph-rsid="002ca96f" style:font-weight-asian="normal" style:font-weight-complex="normal"/>
    </style:style>
    <style:style style:name="P15" style:family="paragraph" style:parent-style-name="Standard" style:list-style-name="L21">
      <style:paragraph-properties fo:text-align="start" style:justify-single-word="false"/>
      <style:text-properties fo:font-size="14pt" fo:font-weight="normal" officeooo:rsid="00354833" officeooo:paragraph-rsid="00354833" style:font-weight-asian="normal" style:font-weight-complex="normal"/>
    </style:style>
    <style:style style:name="P16" style:family="paragraph" style:parent-style-name="Standard" style:list-style-name="L21">
      <style:paragraph-properties fo:text-align="start" style:justify-single-word="false"/>
      <style:text-properties fo:font-size="14pt" fo:font-weight="normal" officeooo:rsid="003625a5" officeooo:paragraph-rsid="003625a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625a5" officeooo:paragraph-rsid="003625a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officeooo:rsid="0011aadd" officeooo:paragraph-rsid="0011aadd"/>
    </style:style>
    <style:style style:name="P19" style:family="paragraph" style:parent-style-name="Standard">
      <style:paragraph-properties fo:text-align="start" style:justify-single-word="false"/>
      <style:text-properties fo:font-size="16pt" officeooo:rsid="0011aadd" officeooo:paragraph-rsid="0011aad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bold" officeooo:rsid="0014177c" officeooo:paragraph-rsid="0014177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4177c" officeooo:paragraph-rsid="0014177c" style:font-weight-asian="bold" style:font-weight-complex="bold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fo:font-weight="bold" officeooo:rsid="00263e96" officeooo:paragraph-rsid="00263e9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63e96" officeooo:paragraph-rsid="00263e96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15d395" officeooo:paragraph-rsid="0015d39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5d395" officeooo:paragraph-rsid="0015d395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174a9e" officeooo:paragraph-rsid="00174a9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74a9e" officeooo:paragraph-rsid="00174a9e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18cf45" officeooo:paragraph-rsid="0018cf4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cf45" officeooo:paragraph-rsid="0018cf45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1bf703" officeooo:paragraph-rsid="001bf70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bf703" officeooo:paragraph-rsid="001bf703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1d294e" officeooo:paragraph-rsid="001d294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294e" officeooo:paragraph-rsid="001d294e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normal" officeooo:rsid="001e9898" officeooo:paragraph-rsid="001e989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e9898" officeooo:paragraph-rsid="001e9898" style:font-weight-asian="normal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2pt" fo:font-weight="normal" officeooo:rsid="001f92a0" officeooo:paragraph-rsid="001f92a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f92a0" officeooo:paragraph-rsid="001f92a0" style:font-weight-asian="normal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fo:font-size="12pt" fo:font-weight="normal" officeooo:rsid="0020efeb" officeooo:paragraph-rsid="0020efeb" style:font-weight-asian="normal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2pt" fo:font-weight="normal" officeooo:rsid="0022f8b9" officeooo:paragraph-rsid="0022f8b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f8b9" officeooo:paragraph-rsid="0022f8b9" style:font-weight-asian="normal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2pt" fo:font-weight="normal" officeooo:rsid="0024afb8" officeooo:paragraph-rsid="0024afb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4afb8" officeooo:paragraph-rsid="0024afb8" style:font-weight-asian="normal" style:font-weight-complex="normal"/>
    </style:style>
    <style:style style:name="P43" style:family="paragraph" style:parent-style-name="Standard" style:list-style-name="L11">
      <style:paragraph-properties fo:text-align="start" style:justify-single-word="false"/>
      <style:text-properties fo:font-size="12pt" fo:font-weight="normal" officeooo:rsid="00263e96" officeooo:paragraph-rsid="00263e96" style:font-weight-asian="normal" style:font-weight-complex="normal"/>
    </style:style>
    <style:style style:name="P44" style:family="paragraph" style:parent-style-name="Standard" style:list-style-name="L12">
      <style:paragraph-properties fo:text-align="start" style:justify-single-word="false"/>
      <style:text-properties fo:font-size="12pt" fo:font-weight="normal" officeooo:rsid="002828ad" officeooo:paragraph-rsid="002828ad" style:font-weight-asian="normal" style:font-weight-complex="normal"/>
    </style:style>
    <style:style style:name="P45" style:family="paragraph" style:parent-style-name="Standard" style:list-style-name="L13">
      <style:paragraph-properties fo:text-align="start" style:justify-single-word="false"/>
      <style:text-properties fo:font-size="12pt" fo:font-weight="normal" officeooo:rsid="0028cc74" officeooo:paragraph-rsid="0028cc7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8cc74" officeooo:paragraph-rsid="0028cc74" style:font-weight-asian="normal" style:font-weight-complex="normal"/>
    </style:style>
    <style:style style:name="P47" style:family="paragraph" style:parent-style-name="Standard" style:list-style-name="L14">
      <style:paragraph-properties fo:text-align="start" style:justify-single-word="false"/>
      <style:text-properties fo:font-size="12pt" fo:font-weight="normal" officeooo:rsid="0028f9a9" officeooo:paragraph-rsid="0028f9a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8f9a9" officeooo:paragraph-rsid="0028f9a9" style:font-weight-asian="normal" style:font-weight-complex="normal"/>
    </style:style>
    <style:style style:name="P49" style:family="paragraph" style:parent-style-name="Standard" style:list-style-name="L15">
      <style:paragraph-properties fo:text-align="start" style:justify-single-word="false"/>
      <style:text-properties fo:font-size="12pt" fo:font-weight="normal" officeooo:rsid="002ab84e" officeooo:paragraph-rsid="002ab84e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ab84e" officeooo:paragraph-rsid="002ab84e" style:font-weight-asian="normal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weight="normal" officeooo:rsid="002ca96f" officeooo:paragraph-rsid="002ca96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ca96f" officeooo:paragraph-rsid="002ca96f" style:font-weight-asian="normal" style:font-weight-complex="normal"/>
    </style:style>
    <style:style style:name="P53" style:family="paragraph" style:parent-style-name="Standard" style:list-style-name="L18">
      <style:paragraph-properties fo:text-align="start" style:justify-single-word="false"/>
      <style:text-properties fo:font-size="12pt" fo:font-weight="normal" officeooo:rsid="0030ba15" officeooo:paragraph-rsid="0030ba15" style:font-weight-asian="normal" style:font-weight-complex="normal"/>
    </style:style>
    <style:style style:name="P54" style:family="paragraph" style:parent-style-name="Standard" style:list-style-name="L19">
      <style:paragraph-properties fo:text-align="start" style:justify-single-word="false"/>
      <style:text-properties fo:font-size="12pt" fo:font-weight="normal" officeooo:rsid="003181d0" officeooo:paragraph-rsid="003181d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181d0" officeooo:paragraph-rsid="003181d0" style:font-weight-asian="normal" style:font-weight-complex="normal"/>
    </style:style>
    <style:style style:name="P56" style:family="paragraph" style:parent-style-name="Standard" style:list-style-name="L20">
      <style:paragraph-properties fo:text-align="start" style:justify-single-word="false"/>
      <style:text-properties fo:font-size="12pt" fo:font-weight="normal" officeooo:rsid="0032fb46" officeooo:paragraph-rsid="0032fb46" style:font-weight-asian="normal" style:font-weight-complex="normal"/>
    </style:style>
    <style:style style:name="P57" style:family="paragraph" style:parent-style-name="Standard" style:list-style-name="L22">
      <style:paragraph-properties fo:text-align="start" style:justify-single-word="false"/>
      <style:text-properties fo:font-size="12pt" fo:font-weight="normal" officeooo:rsid="003625a5" officeooo:paragraph-rsid="003625a5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625a5" officeooo:paragraph-rsid="003625a5" style:font-weight-asian="normal" style:font-weight-complex="normal"/>
    </style:style>
    <style:style style:name="P59" style:family="paragraph" style:parent-style-name="Standard" style:list-style-name="L20">
      <style:paragraph-properties fo:text-align="start" style:justify-single-word="false"/>
      <style:text-properties fo:font-size="12pt" fo:font-style="italic" fo:font-weight="bold" officeooo:rsid="0031d965" officeooo:paragraph-rsid="0031d965" style:font-style-asian="italic" style:font-weight-asian="bold" style:font-style-complex="italic" style:font-weight-complex="bold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1be3e9"/>
    </style:style>
    <style:style style:name="P61" style:family="paragraph" style:parent-style-name="Standard">
      <style:paragraph-properties fo:text-align="start" style:justify-single-word="false"/>
      <style:text-properties officeooo:paragraph-rsid="001be3e9"/>
    </style:style>
    <style:style style:name="P62" style:family="paragraph" style:parent-style-name="Standard" style:list-style-name="L7">
      <style:paragraph-properties fo:text-align="start" style:justify-single-word="false"/>
      <style:text-properties officeooo:paragraph-rsid="001f6701"/>
    </style:style>
    <style:style style:name="P63" style:family="paragraph" style:parent-style-name="Standard">
      <style:paragraph-properties fo:text-align="start" style:justify-single-word="false"/>
      <style:text-properties officeooo:paragraph-rsid="001f6701"/>
    </style:style>
    <style:style style:name="P64" style:family="paragraph" style:parent-style-name="Standard" style:list-style-name="L18">
      <style:paragraph-properties fo:text-align="start" style:justify-single-word="false"/>
      <style:text-properties officeooo:paragraph-rsid="0030ba15"/>
    </style:style>
    <style:style style:name="P65" style:family="paragraph" style:parent-style-name="Standard" style:list-style-name="L18">
      <style:paragraph-properties fo:text-align="start" style:justify-single-word="false"/>
      <style:text-properties officeooo:rsid="0030ba15" officeooo:paragraph-rsid="0030ba15"/>
    </style:style>
    <style:style style:name="P66" style:family="paragraph" style:parent-style-name="Standard">
      <style:paragraph-properties fo:text-align="start" style:justify-single-word="false"/>
      <style:text-properties officeooo:rsid="0030ba15" officeooo:paragraph-rsid="0030ba15"/>
    </style:style>
    <style:style style:name="P67" style:family="paragraph" style:parent-style-name="Standard" style:list-style-name="L18">
      <style:paragraph-properties fo:text-align="start" style:justify-single-word="false"/>
      <style:text-properties officeooo:rsid="00314cd6" officeooo:paragraph-rsid="00314cd6"/>
    </style:style>
    <style:style style:name="P68" style:family="paragraph" style:parent-style-name="Standard">
      <style:paragraph-properties fo:text-align="start" style:justify-single-word="false"/>
      <style:text-properties officeooo:rsid="00314cd6" officeooo:paragraph-rsid="00314c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 fo:font-weight="normal" officeooo:rsid="001b0f77" style:font-weight-asian="normal" style:font-weight-complex="normal"/>
    </style:style>
    <style:style style:name="T5" style:family="text">
      <style:text-properties fo:font-size="12pt" fo:font-weight="normal" officeooo:rsid="001f6701" style:font-weight-asian="normal" style:font-weight-complex="normal"/>
    </style:style>
    <style:style style:name="T6" style:family="text">
      <style:text-properties fo:font-size="12pt" fo:font-weight="normal" officeooo:rsid="0030ba15" style:font-weight-asian="normal" style:font-weight-complex="normal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bold" officeooo:rsid="001b0f77" style:font-weight-asian="bold" style:font-weight-complex="bold"/>
    </style:style>
    <style:style style:name="T9" style:family="text">
      <style:text-properties fo:font-size="12pt" fo:font-weight="bold" officeooo:rsid="0030ba15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SS Selectors</text:p>
      <text:p text:style-name="P19"/>
      <text:p text:style-name="P2">CSS Selectors</text:p>
      <text:list xml:id="list1816459236" text:style-name="L1">
        <text:list-item>
          <text:p text:style-name="P20">Type Selector : <text:span text:style-name="T1">Targets al the matching elements on a page.</text:span></text:p>
        </text:list-item>
      </text:list>
      <text:p text:style-name="P21"><text:span text:style-name="T1"/></text:p>
      <text:p text:style-name="P1">Class Selectors</text:p>
      <text:list xml:id="list2759279245" text:style-name="L2">
        <text:list-item>
          <text:p text:style-name="P24">Class selectors let you apply CSS styles to a specific HTML element.</text:p>
          <text:list>
            <text:list-item>
              <text:p text:style-name="P24">This lets you differentiate between HTML elements of the same type.</text:p>
            </text:list-item>
          </text:list>
        </text:list-item>
      </text:list>
      <text:p text:style-name="P25"/>
      <text:list xml:id="list215033515148604" text:continue-numbering="true" text:style-name="L2">
        <text:list-item>
          <text:p text:style-name="P24">Class selectors require two things:</text:p>
          <text:list>
            <text:list-item>
              <text:p text:style-name="P24">A <text:span text:style-name="T2">class</text:span> attribute on the HTML element in question. <text:s/>( class-name )</text:p>
            </text:list-item>
            <text:list-item>
              <text:p text:style-name="P24">A matching CSS class selector in your stylesheet. ( .class-name )</text:p>
            </text:list-item>
          </text:list>
        </text:list-item>
      </text:list>
      <text:p text:style-name="P25"/>
      <text:list xml:id="list215033777543530" text:continue-numbering="true" text:style-name="L2">
        <text:list-item>
          <text:p text:style-name="P26">Using a class selector, the rule is only applied to elements with the corresponding <text:span text:style-name="T2">class</text:span> attribute.</text:p>
          <text:list>
            <text:list-item>
              <text:p text:style-name="P26">The class selector can be target and distinguished by using a dot ( . ) prefixing the class name.</text:p>
            </text:list-item>
          </text:list>
        </text:list-item>
      </text:list>
      <text:p text:style-name="P27"/>
      <text:p text:style-name="P3">Class Naming Conventions</text:p>
      <text:list xml:id="list986150815" text:style-name="L3">
        <text:list-item>
          <text:p text:style-name="P28">The standard naming convention for classes is to use all lowercase and hyphens for spaces.</text:p>
        </text:list-item>
      </text:list>
      <text:p text:style-name="P29"/>
      <text:list xml:id="list215032678274428" text:continue-numbering="true" text:style-name="L3">
        <text:list-item>
          <text:p text:style-name="P28">Adding a <text:span text:style-name="T2">class</text:span> attribute does not alter the semantic meaning of your HTML document, it is purely for hooking elements into your CSS stylesheet.</text:p>
          <text:list>
            <text:list-item>
              <text:p text:style-name="P28">Avoid naming classes based on appearance to allow more freedom in our CSS styling for that selector.</text:p>
            </text:list-item>
          </text:list>
        </text:list-item>
      </text:list>
      <text:p text:style-name="P29"/>
      <text:p text:style-name="P4">More Useful Divs</text:p>
      <text:list xml:id="list3778645014" text:style-name="L4">
        <text:list-item>
          <text:p text:style-name="P60"><text:span text:style-name="T4">The </text:span><text:span text:style-name="T8">class</text:span><text:span text:style-name="T4"> attribute isn't limited to any specific elements, it can be placed on any HTML elements.</text:span></text:p>
          <text:p text:style-name="P60"><text:span text:style-name="T4"/></text:p>
        </text:list-item>
        <text:list-item>
          <text:p text:style-name="P60"><text:span text:style-name="T4">This makes generic boxes such as &lt;div&gt; and &lt;span&gt; elements powerful as they can be placed anywhere for CSS to hook into.</text:span></text:p>
        </text:list-item>
      </text:list>
      <text:p text:style-name="P61"><text:span text:style-name="T4"/></text:p>
      <text:p text:style-name="P5">Container Divs</text:p>
      <text:list xml:id="list519350772" text:style-name="L5">
        <text:list-item>
          <text:p text:style-name="P30">&lt;div&gt; do not alter the semantic structure of a page. This makes it a great tool for defining the <text:span text:style-name="T2">presentational</text:span> structure of a web page.</text:p>
          <text:list>
            <text:list-item>
              <text:p text:style-name="P30">By wrapping other HTML elements within a &lt;div&gt; tag, we can organize our site into larger layout-oriented chunks without affecting how search engines view our content.</text:p>
            </text:list-item>
          </text:list>
        </text:list-item>
      </text:list>
      <text:p text:style-name="P31"/>
      <text:list xml:id="list215034136295370" text:continue-numbering="true" text:style-name="L5">
        <text:list-item>
          <text:p text:style-name="P32">By using container divs, layouts can be created. Different containers can be styled differently.</text:p>
        </text:list-item>
      </text:list>
      <text:p text:style-name="P33"/>
      <text:p text:style-name="P6">Reusing Class Styles</text:p>
      <text:list xml:id="list472558990" text:style-name="L6">
        <text:list-item>
          <text:p text:style-name="P34">The same class can be applied to multiple elements in a single HTML document.</text:p>
          <text:list>
            <text:list-item>
              <text:p text:style-name="P34">This means you can reuse arbitrary CSS declarations on many different elements.</text:p>
            </text:list-item>
          </text:list>
        </text:list-item>
      </text:list>
      <text:p text:style-name="P35"/>
      <text:list xml:id="list215033192129221" text:continue-numbering="true" text:style-name="L6">
        <text:list-item>
          <text:p text:style-name="P34">Making resuable CSS rules should be encouraged.</text:p>
        </text:list-item>
      </text:list>
      <text:p text:style-name="P35"/>
      <text:p text:style-name="P7"><text:soft-page-break/>Modifying Class Styles</text:p>
      <text:list xml:id="list1741309955" text:style-name="L7">
        <text:list-item>
          <text:p text:style-name="P62"><text:span text:style-name="T5">You can add multiple class styles to the same HTML element. Classes are separated by spaces.</text:span></text:p>
          <text:list>
            <text:list-item>
              <text:p text:style-name="P62"><text:span text:style-name="T5">The styles from each class will apply to the element, giving us leeway to reuse some properties and override others.</text:span></text:p>
            </text:list-item>
          </text:list>
        </text:list-item>
      </text:list>
      <text:p text:style-name="P63"><text:span text:style-name="T5"/></text:p>
      <text:p text:style-name="P8">Order Matters</text:p>
      <text:list xml:id="list212859474" text:style-name="L8">
        <text:list-item>
          <text:p text:style-name="P36">Order is important when it comes to classes because it determines what gets overridden.</text:p>
          <text:list>
            <text:list-item>
              <text:p text:style-name="P36">When there's two conflicting properties in a CSS file, the last one is always the one that gets applied.</text:p>
            </text:list-item>
            <text:list-item>
              <text:p text:style-name="P36">The order of the <text:span text:style-name="T2">class</text:span> attribute in the HTML element has no effect on override behavior.</text:p>
            </text:list-item>
          </text:list>
        </text:list-item>
      </text:list>
      <text:p text:style-name="P37"/>
      <text:list xml:id="list215034219836582" text:continue-numbering="true" text:style-name="L8">
        <text:list-item>
          <text:p text:style-name="P36">The precendence is determined <text:span text:style-name="T2">solely</text:span> by the order of the rules in 'styles.css'</text:p>
        </text:list-item>
      </text:list>
      <text:p text:style-name="P37"/>
      <text:p text:style-name="P9">Descendant Selectors</text:p>
      <text:list xml:id="list3815824462" text:style-name="L9">
        <text:list-item>
          <text:p text:style-name="P38">Descendant selectors let you target only those elements that are inside of another element.</text:p>
          <text:list>
            <text:list-item>
              <text:p text:style-name="P38">Example: Descendant selectors : <text:span text:style-name="T10">.synopsis em</text:span></text:p>
              <text:p text:style-name="P38"/>
            </text:list-item>
          </text:list>
        </text:list-item>
        <text:list-item>
          <text:p text:style-name="P39">Descendant sleectors are not limited to class selectors. You can combine any other group of selectors this way.</text:p>
          <text:list>
            <text:list-item>
              <text:p text:style-name="P39">This lets you apply styles to exactly the elements you want.</text:p>
            </text:list-item>
          </text:list>
        </text:list-item>
      </text:list>
      <text:p text:style-name="P40"/>
      <text:list xml:id="list215032690256168" text:continue-numbering="true" text:style-name="L9">
        <text:list-item>
          <text:p text:style-name="P39">Do not overuse descendant selectors as it may be more confusing the deeper it gets.</text:p>
          <text:list>
            <text:list-item>
              <text:p text:style-name="P39">Specificity is good for targeting, but bad for reusability.</text:p>
            </text:list-item>
          </text:list>
        </text:list-item>
      </text:list>
      <text:p text:style-name="P40"/>
      <text:p text:style-name="P10">Pseudo-Classes For Links</text:p>
      <text:list xml:id="list149077767" text:style-name="L10">
        <text:list-item>
          <text:p text:style-name="P41">CSS Pseudo-classes provide a mechanism for hooking into user actions.</text:p>
          <text:list>
            <text:list-item>
              <text:p text:style-name="P41">At any time, an element can be in a different number of states, and you can use pseudo-classes to style each one of them individually.</text:p>
            </text:list-item>
          </text:list>
        </text:list-item>
      </text:list>
      <text:p text:style-name="P42"/>
      <text:p text:style-name="P42"><text:tab/><text:span text:style-name="T2">Basic Link Styles</text:span></text:p>
      <text:list xml:id="list1085741524" text:style-name="L11">
        <text:list-item>
          <text:p text:style-name="P43">The four msot common link pseudo-classes are:</text:p>
          <text:list>
            <text:list-item>
              <text:p text:style-name="P22">:link - <text:span text:style-name="T1">A link the user has never visited.</text:span></text:p>
            </text:list-item>
            <text:list-item>
              <text:p text:style-name="P22">:visited -<text:span text:style-name="T1"> A link the user has visited before.</text:span></text:p>
            </text:list-item>
            <text:list-item>
              <text:p text:style-name="P22">:hover - <text:span text:style-name="T1">A link with the user's mouse over it.</text:span></text:p>
            </text:list-item>
            <text:list-item>
              <text:p text:style-name="P22">:active - <text:span text:style-name="T1">A link that's being pressed down by a mouse ( or finger ).</text:span></text:p>
            </text:list-item>
          </text:list>
        </text:list-item>
      </text:list>
      <text:p text:style-name="P23"/>
      <text:p text:style-name="P23"><text:tab/><text:tab/>Visited Hover State</text:p>
      <text:list xml:id="list1214294272" text:style-name="L12">
        <text:list-item>
          <text:p text:style-name="P44">Our hover state is applied to both visited and unvisited links.</text:p>
          <text:p text:style-name="P44"/>
        </text:list-item>
        <text:list-item>
          <text:p text:style-name="P44">To be more specific, you can chain pseudo-classes together.</text:p>
          <text:list>
            <text:list-item>
              <text:p text:style-name="P44">Example: a:visited:hover</text:p>
              <text:list>
                <text:list-item>
                  <text:p text:style-name="P44">However, this breaks the active style and you must do an a:visited:active to fix it.</text:p>
                </text:list-item>
              </text:list>
              <text:p text:style-name="P44"/>
            </text:list-item>
          </text:list>
        </text:list-item>
      </text:list>
      <text:p text:style-name="P23"><text:tab/><text:tab/>Visited Active State</text:p>
      <text:list xml:id="list2248474756" text:style-name="L13">
        <text:list-item>
          <text:p text:style-name="P45">This is used to style visited clicked links.</text:p>
        </text:list-item>
      </text:list>
      <text:p text:style-name="P46"/>
      <text:p text:style-name="P11">Pseudo-Claases For Buttons</text:p>
      <text:list xml:id="list1961261763" text:style-name="L14">
        <text:list-item>
          <text:p text:style-name="P47"><text:soft-page-break/>Pseudo-classes can be applied to any kind of selector.</text:p>
        </text:list-item>
      </text:list>
      <text:p text:style-name="P48"/>
      <text:p text:style-name="P48"><text:tab/><text:span text:style-name="T2">Link Elements, Not Div Elements</text:span></text:p>
      <text:list xml:id="list397069580" text:style-name="L15">
        <text:list-item>
          <text:p text:style-name="P49">An &lt;a&gt; element is inherently an inline box.</text:p>
        </text:list-item>
        <text:list-item>
          <text:p text:style-name="P49">A &lt;div&gt; element is inherently a block box.</text:p>
        </text:list-item>
      </text:list>
      <text:p text:style-name="P50"/>
      <text:p text:style-name="P50"><text:tab/><text:span text:style-name="T2">Button Styles</text:span></text:p>
      <text:list xml:id="list3227297312" text:style-name="L16">
        <text:list-item>
          <text:p text:style-name="P51">You must include :link and :visited pseudo-classes in the selector to override the browser's default :link and :visited style.</text:p>
        </text:list-item>
        <text:list-item>
          <text:p text:style-name="P51">To modify a button's style, you can use pseudo-classes: <text:span text:style-name="T2">:hover, :visited:hover, :active, :visited:active, :link, :visited</text:span></text:p>
        </text:list-item>
      </text:list>
      <text:p text:style-name="P52"><text:span text:style-name="T2"/></text:p>
      <text:p text:style-name="P14"><text:span text:style-name="T2">Pseudo-Classes For Structure</text:span></text:p>
      <text:list xml:id="list708688609" text:style-name="L18">
        <text:list-item>
          <text:p text:style-name="P53">There are other pseudo-classes that provide extra information about an element's surroundings.</text:p>
          <text:list>
            <text:list-item>
              <text:p text:style-name="P64"><text:span text:style-name="T6">The </text:span><text:span text:style-name="T9">:last-of-type</text:span><text:span text:style-name="T6"> pseudo-class selects the final element of a particular type in its parent element.</text:span></text:p>
              <text:list>
                <text:list-item>
                  <text:p text:style-name="P65"><text:span text:style-name="T6">T</text:span><text:span text:style-name="T3">his can be used to add properties to the last element without knowing what the element is.</text:span></text:p>
                </text:list-item>
              </text:list>
            </text:list-item>
            <text:list-item>
              <text:p text:style-name="P65"><text:span text:style-name="T3">This is an alternative to class selectors for selecting specific elements.</text:span></text:p>
            </text:list-item>
          </text:list>
        </text:list-item>
      </text:list>
      <text:p text:style-name="P66"><text:span text:style-name="T3"/></text:p>
      <text:list xml:id="list215034290902554" text:continue-numbering="true" text:style-name="L18">
        <text:list-item>
          <text:p text:style-name="P67"><text:span text:style-name="T3">There are pros and cons to using this method over vanilla classes.</text:span></text:p>
          <text:list>
            <text:list-item>
              <text:p text:style-name="P67"><text:span text:style-name="T3">The pseudo-class allows us to select specific elements without having to alter the HTML at all.</text:span></text:p>
              <text:p text:style-name="P67"><text:span text:style-name="T3"/></text:p>
            </text:list-item>
            <text:list-item>
              <text:p text:style-name="P67"><text:span text:style-name="T3">Caveats:</text:span></text:p>
              <text:list>
                <text:list-item>
                  <text:p text:style-name="P67"><text:span text:style-name="T3">These pseudo-classes (:first-of-type, :last-of-type) only work within their parent class.</text:span></text:p>
                </text:list-item>
                <text:list-item>
                  <text:p text:style-name="P67"><text:span text:style-name="T3">These pseudo-classes may target more than intended, if the parent class has the same structure.</text:span></text:p>
                </text:list-item>
              </text:list>
            </text:list-item>
          </text:list>
        </text:list-item>
      </text:list>
      <text:p text:style-name="P68"><text:span text:style-name="T3"/></text:p>
      <text:list xml:id="list215033224868126" text:continue-numbering="true" text:style-name="L18">
        <text:list-item>
          <text:p text:style-name="P67"><text:span text:style-name="T3">You can limit the scope of a pseudo-class with a </text:span><text:span text:style-name="T7">child selector</text:span><text:span text:style-name="T3">: </text:span><text:span text:style-name="T12">.page &gt; p:first-of-type { ... }</text:span></text:p>
        </text:list-item>
      </text:list>
      <text:p text:style-name="P52"/>
      <text:p text:style-name="P12">ID Selectors</text:p>
      <text:list xml:id="list3871277196" text:style-name="L19">
        <text:list-item>
          <text:p text:style-name="P54">'ID Selectors' is a more precise alternative to class selectors.</text:p>
          <text:list>
            <text:list-item>
              <text:p text:style-name="P54">You can only have <text:span text:style-name="T2">one</text:span> element with the same ID per page. They require an <text:span text:style-name="T11">id</text:span><text:span text:style-name="T10"> </text:span><text:span text:style-name="T13">attribute on whatever HTML element you're trying to select.</text:span></text:p>
            </text:list-item>
          </text:list>
        </text:list-item>
      </text:list>
      <text:p text:style-name="P55"><text:span text:style-name="T13"/></text:p>
      <text:list xml:id="list215032516548240" text:continue-numbering="true" text:style-name="L19">
        <text:list-item>
          <text:p text:style-name="P54"><text:span text:style-name="T13">The problem with IDs is that if you wanted to reuse this style, you will have to give the element another unique </text:span><text:span text:style-name="T11">id</text:span><text:span text:style-name="T10"> </text:span><text:span text:style-name="T13">attribute and would require a new CSS Rule.</text:span></text:p>
        </text:list-item>
      </text:list>
      <text:p text:style-name="P55"><text:span text:style-name="T13"/></text:p>
      <text:p text:style-name="P55"><text:span text:style-name="T13"><text:tab/></text:span><text:span text:style-name="T15">URL Fragments</text:span></text:p>
      <text:list xml:id="list2638923786" text:style-name="L20">
        <text:list-item>
          <text:p text:style-name="P59">id<text:span text:style-name="T14"> attributes is required to be unique because they serve as a target for 'URL Fragments'.</text:span></text:p>
          <text:p text:style-name="P59"><text:span text:style-name="T14"/></text:p>
        </text:list-item>
        <text:list-item>
          <text:p text:style-name="P59"><text:span text:style-name="T14">URL Fragments are how you point users to a specific part of a web page.</text:span></text:p>
          <text:list>
            <text:list-item>
              <text:p text:style-name="P59"><text:span text:style-name="T14">Fragments are attached to the end of a URL. ( /selectors.html/#button-2 )</text:span></text:p>
            </text:list-item>
          </text:list>
        </text:list-item>
      </text:list>
      <text:p text:style-name="P23"/>
      <text:list xml:id="list215032584739833" text:continue-numbering="true" text:style-name="L20">
        <text:list-item>
          <text:p text:style-name="P56">ID selectors should be avoided because they create a dependecy between your website's URLs and CSS styles.</text:p>
          <text:p text:style-name="P56"/>
        </text:list-item>
      </text:list>
      <text:p text:style-name="P12"><text:soft-page-break/>CSS Specificity</text:p>
      <text:list xml:id="list3663407601" text:style-name="L21">
        <text:list-item>
          <text:p text:style-name="P15">CSS Specificity is the weight given to different categories of selectors. This means that certain selectors will <text:span text:style-name="T2">always</text:span> override other ones, regardless of where they appear in the stylesheet.</text:p>
          <text:list>
            <text:list-item>
              <text:p text:style-name="P15">CSS Selectors do not all have the same weight of importance.</text:p>
            </text:list-item>
            <text:list-item>
              <text:p text:style-name="P15">All else being equal, rules are applied top-to-bottom.</text:p>
              <text:p text:style-name="P15"/>
            </text:list-item>
          </text:list>
        </text:list-item>
        <text:list-item>
          <text:p text:style-name="P16">ID selectors have higher specificity than class selectors.</text:p>
        </text:list-item>
      </text:list>
      <text:p text:style-name="P17"/>
      <text:list xml:id="list215033562364336" text:continue-numbering="true" text:style-name="L21">
        <text:list-item>
          <text:p text:style-name="P16">TLDR; CSS rules are not necessarily applied in sequential order, but you should try to make the browser do so by writing CSS that uses the same specificity.</text:p>
        </text:list-item>
      </text:list>
      <text:p text:style-name="P17"/>
      <text:p text:style-name="P13">BEM</text:p>
      <text:list xml:id="list3331109775" text:style-name="L22">
        <text:list-item>
          <text:p text:style-name="P57">BEM attempts to make CSS rules more resuable by making <text:span text:style-name="T2">everything</text:span> a class selector. This completely eliminates the potential for specificity issues.</text:p>
        </text:list-item>
      </text:list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01" meta:word-count="1144" meta:character-count="6483" meta:non-whitespace-character-count="5502"/>
  </office:meta>
</office:document-meta>
</file>